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35f" officeooo:paragraph-rsid="0006535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4" style:family="graphic" style:data-style-name="C10107">
      <style:graphic-properties style:wrap="run-through" style:number-wrapped-paragraphs="no-limit" style:vertical-pos="middle" style:vertical-rel="line" style:horizontal-pos="from-left" style:horizontal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First Name" form:control-implementation="ooo:com.sun.star.form.component.TextField" xml:id="control1" form:id="control1" form:current-value="Alice" form:value="Alic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 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First Name" form:control-implementation="ooo:com.sun.star.form.component.FixedText" xml:id="control3" form:id="control3" form:label="First Name"/>
          <form:fixed-text form:name="Last Name" form:control-implementation="ooo:com.sun.star.form.component.FixedText" xml:id="control4" form:id="control4" form:label="Last Name"/>
          <form:fixed-text form:name="birthday" form:control-implementation="ooo:com.sun.star.form.component.FixedText" xml:id="control5" form:id="control5" form:label="Birthday"/>
          <form:radio form:name="female" form:control-implementation="ooo:com.sun.star.form.component.RadioButton" xml:id="control6" form:id="control6" form:label="Female" form:input-required="false" formx:group-name="gen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ale" form:control-implementation="ooo:com.sun.star.form.component.RadioButton" xml:id="control7" form:id="control7" form:label="Male" form:input-required="false" formx:group-name="gen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date form:name="Birthday" form:control-implementation="ooo:com.sun.star.form.component.DateField" xml:id="control8" form:id="control8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gdpr" form:control-implementation="ooo:com.sun.star.form.component.CheckBox" xml:id="control9" form:id="control9" form:label="Agree to privacy polic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other" form:control-implementation="ooo:com.sun.star.form.component.CheckBox" xml:id="control10" form:id="control10" form:label="Ot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form:form>
        <form:form form:name="Form 1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First Name" form:control-implementation="ooo:com.sun.star.form.component.TextField" xml:id="control11" form:id="control11" form:current-value="Bob" form:value="Bob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listbox form:name="Nationality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Unknown"/>
            <form:option form:label="German"/>
            <form:option form:label="Indonesian"/>
            <form:option form:label="US-American"/>
            <form:option form:label="French"/>
            <form:option form:label="Spanish"/>
            <form:option form:label="Italian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mple for a Form</text:p>
      <text:p text:style-name="P1"/>
      <text:p text:style-name="P1"><draw:control text:anchor-type="as-char" draw:z-index="2" draw:name="Shape3" draw:style-name="gr3" draw:text-style-name="P2" svg:width="0.7925in" svg:height="0.1831in" draw:control="control3"/><text:s/><draw:control text:anchor-type="as-char" draw:z-index="0" draw:name="Shape1" draw:style-name="gr1" draw:text-style-name="P3" svg:width="1.2476in" svg:height="0.1835in" draw:control="control1"/><text:s text:c="3"/><draw:control text:anchor-type="as-char" draw:z-index="3" draw:name="Shape4" draw:style-name="gr3" draw:text-style-name="P2" svg:width="0.763in" svg:height="0.1787in" draw:control="control4"/><draw:control text:anchor-type="as-char" draw:z-index="1" draw:name="Shape2" draw:style-name="gr1" draw:text-style-name="P3" svg:width="1.2378in" svg:height="0.1295in" draw:control="control2"/></text:p>
      <text:p text:style-name="P1"><draw:control text:anchor-type="as-char" draw:z-index="4" draw:name="Shape5" draw:style-name="gr3" draw:text-style-name="P2" svg:width="0.8362in" svg:height="0.1732in" draw:control="control5"/><draw:control text:anchor-type="as-char" draw:z-index="7" draw:name="Shape9" draw:style-name="gr4" draw:text-style-name="P2" svg:width="1.6433in" svg:height="0.2425in" draw:control="control8"/></text:p>
      <text:p text:style-name="P1"/>
      <text:p text:style-name="P1">Gender:</text:p>
      <text:p text:style-name="P1"><draw:control text:anchor-type="as-char" draw:z-index="5" draw:name="Shape7" draw:style-name="gr3" draw:text-style-name="P2" svg:width="0.787in" svg:height="0.178in" draw:control="control6"/><draw:control text:anchor-type="as-char" draw:z-index="6" draw:name="Shape8" draw:style-name="gr3" draw:text-style-name="P2" svg:width="0.7433in" svg:height="0.2031in" draw:control="control7"/></text:p>
      <text:p text:style-name="P1"/>
      <text:p text:style-name="P1">Nationality:</text:p>
      <text:p text:style-name="P1"/>
      <text:p text:style-name="P1"><draw:control text:anchor-type="as-char" draw:z-index="11" draw:name="Shape12" draw:style-name="gr1" draw:text-style-name="P2" svg:width="2.3661in" svg:height="0.3205in" draw:control="control12"/></text:p>
      <text:p text:style-name="P1"/>
      <text:p text:style-name="P1"><draw:control text:anchor-type="as-char" draw:z-index="8" draw:name="Shape6" draw:style-name="gr3" draw:text-style-name="P2" svg:width="2.2378in" svg:height="0.2232in" draw:control="control9"/></text:p>
      <text:p text:style-name="P1"><draw:control text:anchor-type="paragraph" draw:z-index="10" draw:name="Shape11" draw:style-name="gr2" draw:text-style-name="P3" svg:width="2.2087in" svg:height="0.1933in" svg:x="0.2472in" svg:y="0.7071in" draw:control="control11"/><draw:control text:anchor-type="as-char" draw:z-index="9" draw:name="Shape10" draw:style-name="gr3" draw:text-style-name="P2" svg:width="0.9307in" svg:height="0.213in" draw:control="control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0:36:59.716192158</meta:creation-date>
    <dc:date>2022-06-26T10:58:38.367111677</dc:date>
    <meta:editing-duration>PT21M3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9" meta:word-count="6" meta:character-count="41" meta:non-whitespace-character-count="34"/>
  </office:meta>
</office:document-meta>
</file>